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2083in" fo:orphans="2" fo:widows="2" fo:text-indent="0in" style:auto-text-indent="false" fo:padding="0in" fo:border="none"/>
      <style:text-properties fo:font-size="9.64999961853027pt" fo:language="en" fo:country="CA" style:font-size-asian="10.5pt"/>
    </style:style>
    <style:style style:name="P2" style:family="paragraph" style:parent-style-name="Standard">
      <style:paragraph-properties fo:margin-left="0in" fo:margin-right="0in" fo:margin-top="0in" fo:margin-bottom="0in" style:line-height-at-least="0.2083in" fo:text-align="end" style:justify-single-word="false" fo:orphans="2" fo:widows="2" fo:text-indent="0in" style:auto-text-indent="false" fo:padding="0in" fo:border="none"/>
      <style:text-properties fo:font-size="9.64999961853027pt" fo:language="en" fo:country="CA" style:font-size-asian="10.5pt"/>
    </style:style>
    <style:style style:name="P3" style:family="paragraph" style:parent-style-name="Standard">
      <style:paragraph-properties fo:margin-left="0in" fo:margin-right="0in" fo:margin-top="0in" fo:margin-bottom="0in" style:line-height-at-least="0.2083in" fo:orphans="2" fo:widows="2" fo:text-indent="0in" style:auto-text-indent="false" fo:break-before="page" fo:padding="0in" fo:border="none"/>
      <style:text-properties fo:font-size="9.64999961853027pt" fo:language="en" fo:country="CA" style:font-size-asian="10.5pt"/>
    </style:style>
    <style:style style:name="T1" style:family="text">
      <style:text-properties fo:font-variant="normal" fo:text-transform="none" fo:color="#7f7772" style:font-name="Trebuchet MS" fo:letter-spacing="normal" fo:font-style="italic" fo:font-weight="normal"/>
    </style:style>
    <style:style style:name="T2" style:family="text">
      <style:text-properties fo:font-variant="normal" fo:text-transform="none" fo:color="#7f7772" style:font-name="Trebuchet MS" fo:letter-spacing="normal" fo:font-style="italic" fo:font-weight="normal" style:font-style-asian="italic" style:font-style-complex="italic"/>
    </style:style>
    <style:style style:name="T3" style:family="text">
      <style:text-properties fo:font-variant="normal" fo:text-transform="none" fo:color="#7f7772" style:font-name="Trebuchet MS" fo:letter-spacing="normal" fo:font-style="normal" fo:font-weight="normal"/>
    </style:style>
    <style:style style:name="T4" style:family="text">
      <style:text-properties fo:font-variant="normal" fo:text-transform="none" fo:color="#7f7772" style:font-name="Trebuchet MS" fo:letter-spacing="normal" fo:font-style="normal" fo:font-weight="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olffia </text:span><text:span text:style-name="T3">is the name of the smallest known flowering plant, and now, thanks to researchers at the University of Puerto Rico at Humacao (UPRH), it is also the name of a computer graphical user interface that is meant to produce beauty at the atomic scale. <text:s/>Molecular dynamics is a method used to simulate how molecules move and interact that has been used for a long time by top researchers using supercomputers to study properties of proteins and other molecules. <text:s/>Recent advances in computer hardware have made possible to perform such simulations on widely available and affordable hardware and the developers of molecular dynamics software have taken advantage quickly of those developments. <text:s/>With Wolffia, a more general audience of researchers and educators will be able to harness these capabilities in order to advance the understanding of properties of and functions of materials to both researchers and a wider public.</text:span></text:p>
      <text:p text:style-name="P1"><text:span text:style-name="T3"/></text:p>
      <text:p text:style-name="P1"><text:span text:style-name="T3">José Sotero Esteva, faculty at the UPRH, along with an enthusiastic group of undergraduate students explain that the software is a natural result of a long lasting partnership with researchers at the University of Pennsylvania and the University of the Sciences at Philadelphia thanks to the NSF-funded </text:span><text:span text:style-name="T2">Partnership for Research and Education in Materials.</text:span><text:span text:style-name="T4"> <text:s/>“For many years we have been developing simulations on different molecules combinations that can be the base of nanodevices such as carbon nanotubes and DNA. <text:s/>By doing this difficult process again and again we understood that removing this barrier would open up this powerful technique to more researchers and could be also available to a general public.” </text:span></text:p>
      <text:p text:style-name="P1"><text:span text:style-name="T4"/></text:p>
      <text:p text:style-name="P1"><text:span text:style-name="T4"/></text:p>
      <text:p text:style-name="P3"><text:span text:style-name="T1">Wolffia, </text:span><text:span text:style-name="T3">the name of the smallest known flowering plant. Thanks to researchers at the UPRH it is also the name of a computer graphical user interface that produces scientific beauty at the atomic scale. <text:s/></text:span><text:span text:style-name="T4">With this software, a more general audience of researchers and educators will be able to harness recently developed computer hardware capabilities. <text:s/></text:span></text:p>
      <text:p text:style-name="P1"><text:span text:style-name="T4"/></text:p>
      <text:p text:style-name="P1"><text:span text:style-name="T3">The software is a natural result of a long lasting partnership between faculty along with an enthusiastic group of undergraduate students at the UPRH with researchers at the University of Pennsylvania and the University of the Sciences at Philadelphia thanks to the NSF-funded </text:span><text:span text:style-name="T2">Partnership for Research and Education in Materials.</text:span></text:p>
      <text:p text:style-name="P1"><text:span text:style-name="T4"/></text:p>
      <text:p text:style-name="P1"><text:span text:style-name="T4"/></text:p>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P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é Sotero Esteva</meta:initial-creator>
    <meta:creation-date>2012-04-28T20:06:33</meta:creation-date>
    <dc:date>2012-04-28T21:21:28</dc:date>
    <dc:creator>José Sotero Esteva</dc:creator>
    <meta:editing-duration>PT27M54S</meta:editing-duration>
    <meta:editing-cycles>2</meta:editing-cycles>
    <meta:generator>LibreOffice/3.3$Linux LibreOffice_project/330m19$Build-401</meta:generator>
    <meta:document-statistic meta:table-count="0" meta:image-count="0" meta:object-count="0" meta:page-count="2" meta:paragraph-count="4" meta:word-count="364" meta:character-count="2321"/>
  </office:meta>
</office:document-meta>
</file>